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4" style:family="paragraph" style:parent-style-name="Standard">
      <style:paragraph-properties fo:break-before="page"/>
      <style:text-properties fo:color="#ffffff" fo:font-size="16pt" style:font-size-asian="16pt" style:font-size-complex="16pt"/>
    </style:style>
    <style:style style:name="P5" style:family="paragraph" style:parent-style-name="Standard">
      <style:text-properties fo:color="#ffffff" fo:font-size="16pt" style:font-size-asian="16pt" style:font-size-complex="16pt"/>
    </style:style>
    <style:style style:name="P6" style:family="paragraph" style:parent-style-name="Standard" style:list-style-name="L1">
      <style:text-properties fo:color="#ffffff" fo:font-size="16pt" style:font-size-asian="16pt" style:font-size-complex="16pt"/>
    </style:style>
    <style:style style:name="P7" style:family="paragraph" style:parent-style-name="Standard" style:list-style-name="L2">
      <style:text-properties fo:color="#ffffff" fo:font-size="16pt" style:font-size-asian="16pt" style:font-size-complex="16pt"/>
    </style:style>
    <style:style style:name="P8" style:family="paragraph" style:parent-style-name="Standard" style:list-style-name="L3">
      <style:text-properties fo:color="#ffffff" fo:font-size="16pt" style:font-size-asian="16pt" style:font-size-complex="16pt"/>
    </style:style>
    <style:style style:name="P9"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0"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1" style:family="paragraph" style:parent-style-name="Standard">
      <style:paragraph-properties fo:break-before="page"/>
      <style:text-properties fo:color="#ffffff" fo:font-size="16pt" style:font-size-asian="16pt" style:font-size-complex="16pt"/>
    </style:style>
    <style:style style:name="P12"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color="#ffffff" fo:font-size="16pt" style:font-size-asian="16pt" style:font-size-complex="16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1"><text:line-break/>Captain Joaxi Quin<text:line-break/>Stone</text:p>
      <text:p text:style-name="P1">Silk<text:line-break/>Manttis</text:p>
      <text:p text:style-name="P1">The Auditor – The auditor is from a small company town inside the high mountain sector- the citadel. The central area</text:p>
      <text:p text:style-name="P1">Anne Of green Gables </text:p>
      <text:p text:style-name="P1">Her boyfriend hank or some other suitable studly name. </text:p>
      <text:p text:style-name="P1"/>
      <text:p text:style-name="P1">THE COMPANY <text:line-break/><text:line-break/>The Hantonese <text:line-break/><text:line-break/>The dutch crater bank</text:p>
      <text:p text:style-name="P1">The Babayaga <text:line-break/>https://meetrussia.online/baba-yaga-in-russian-fairy-tales/<text:line-break/><text:line-break/>The Gate of the the Gods (THE AI??) </text:p>
      <text:p text:style-name="P1"/>
      <text:p text:style-name="P1">Grandfather </text:p>
      <text:p text:style-name="P1">Pain and pleasure sisters<text:line-break/>Jocko Wilnik Character <text:line-break/>The medic</text:p>
      <text:p text:style-name="P1">The other marine<text:line-break/>Marines in general. </text:p>
      <text:p text:style-name="P1"><text:line-break/><text:line-break/>NAME<text:line-break/>AGE<text:line-break/>PLACE OF BIRTH<text:line-break/>CURRENT LOCATION<text:line-break/>NATIONALITY</text:p>
      <text:p text:style-name="P1">EDUCATION<text:line-break/>OCCUPATION<text:line-break/>INCOME<text:line-break/><text:soft-pag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2">Tempo of speech (rapid, slow, measured, drawl, etc.): <text:line-break/>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soft-pag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2"><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soft-pag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2">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P1"/>
      <text:p text:style-name="Standard"><text:span text:style-name="T2">MOTHER <text:line-break/>AGE IF LIVING<text:line-break/>OCCUPATION<text:line-break/>BRIEFLY DESCRIVE THEIR RELATIONSHIP WIT YOUR CHARACTER </text:span><text:soft-page-break/><text:span text:style-name="T2"><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2">EXTENDED FAMILY?<text:line-break/><text:line-break/></text:span><text:soft-page-break/><text:span text:style-name="T2">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text:soft-page-break/></text:p>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pan text:style-name="T2">AMBITION <text:line-break/>LOVE<text:line-break/>CHANGE?<text:line-break/><text:line-break/>What is one object or possession that they would rescue from their burning home? </text:span></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soft-pag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pan text:style-name="T2">In AN ELEVATOR DO THEY PUSH THE ELEVATOR BUTTON MORE THAN ONCE?<text:line-break/>Yes<text:line-break/>no</text:span></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4"><text:line-break/></text:p>
      <text:p text:style-name="P1"/>
      <text:list xml:id="list7660910007940669938" text:style-name="L1">
        <text:list-item>
          <text:p text:style-name="P6">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675689962482841508" text:style-name="L2">
        <text:list-item>
          <text:p text:style-name="P7">What sort of time pressure is working on your characters?</text:p>
        </text:list-item>
      </text:list>
      <text:p text:style-name="P1">Section I- to escape the agricultural slug and find the benevolent AI- or not to <text:soft-page-break/>starve to death and to start the flames of rebellion/ get a </text:p>
      <text:p text:style-name="P1"/>
      <text:p text:style-name="P1">Theres the war on </text:p>
      <text:p text:style-name="P1"/>
      <text:p text:style-name="P1">Section II- <text:s/></text:p>
      <text:p text:style-name="P1"/>
      <text:list xml:id="list8910177033481642602" text:style-name="L3">
        <text:list-item>
          <text:p text:style-name="P8">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7985887463488437657" text:style-name="L4">
        <text:list-item>
          <text:p text:style-name="P10">Steer clear the biggest character development mistake</text:p>
        </text:list-item>
      </text:list>
      <text:p text:style-name="P2"/>
      <text:p text:style-name="P2"/>
      <text:p text:style-name="P3">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2">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2"><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24T10:17:13.98</dc:date>
    <dc:creator>Blake Stanger</dc:creator>
    <meta:editing-duration>P3DT8H3M33S</meta:editing-duration>
    <meta:editing-cycles>18</meta:editing-cycles>
    <meta:document-statistic meta:table-count="0" meta:image-count="0" meta:object-count="0" meta:page-count="19" meta:paragraph-count="112" meta:word-count="2320" meta:character-count="13992"/>
  </office:meta>
</office:document-meta>
</file>